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053cm" svg:stroke-color="#999999" draw:marker-start-width="0.229cm" draw:marker-end="Arrow" draw:marker-end-width="0.229cm" draw:fill="none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1cm" svg:stroke-color="#999999" draw:marker-start-width="0.3cm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999999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28cm" svg:stroke-color="#000000" draw:marker-start-width="0.192cm" draw:marker-end-width="0.192cm" draw:fill-color="#ff6600" draw:textarea-horizontal-align="center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192cm" draw:marker-end-width="0.192cm" draw:fill-color="#00cc00" draw:textarea-horizontal-align="center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053cm" svg:stroke-color="#000000" draw:marker-start-width="0.229cm" draw:marker-end="Symmetric_20_Arrow" draw:marker-end-width="0.22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svg:stroke-color="#000000" draw:marker-start-width="0.192cm" draw:marker-end-width="0.192cm" draw:fill-color="#808080" draw:textarea-horizontal-align="center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solid" svg:stroke-width="0.053cm" svg:stroke-color="#00cc00" draw:marker-start-width="0.229cm" draw:marker-end="Arrow" draw:marker-end-width="0.229cm" draw:fill="none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ook Antiqua'" style:font-style-name="Kursiv" style:font-family-generic="roman" style:font-pitch="variable"/>
    </style:style>
    <style:style style:name="P3" style:family="paragraph">
      <style:text-properties fo:font-family="'Book Antiqua'" style:font-style-name="Kursiv" style:font-family-generic="roman" style:font-pitch="variable" fo:font-size="12pt" style:font-size-asian="12pt" style:font-size-complex="12pt"/>
    </style:style>
    <style:style style:name="T1" style:family="text">
      <style:text-properties fo:font-family="'Book Antiqua'" style:font-style-name="Kursiv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397cm" svg:y1="5.934cm" svg:x2="12.42cm" svg:y2="1.55cm">
          <text:p/>
        </draw:line>
        <draw:line draw:style-name="gr2" draw:text-style-name="P1" draw:layer="layout" svg:x1="0.6cm" svg:y1="0.7cm" svg:x2="0.6cm" svg:y2="9.2cm">
          <text:p/>
        </draw:line>
        <draw:line draw:style-name="gr3" draw:text-style-name="P1" draw:layer="layout" svg:x1="0.1cm" svg:y1="1.2cm" svg:x2="9.1cm" svg:y2="1.2cm">
          <text:p/>
        </draw:line>
        <draw:line draw:style-name="gr3" draw:text-style-name="P1" draw:layer="layout" svg:x1="0.1cm" svg:y1="8.6cm" svg:x2="9.1cm" svg:y2="8.6cm">
          <text:p/>
        </draw:line>
        <draw:line draw:style-name="gr2" draw:text-style-name="P1" draw:layer="layout" svg:x1="8.6cm" svg:y1="0.1cm" svg:x2="8.6cm" svg:y2="8.6cm">
          <text:p/>
        </draw:line>
        <draw:ellipse draw:style-name="gr4" draw:text-style-name="P1" draw:layer="layout" svg:width="0.26cm" svg:height="0.25cm" svg:x="5.84cm" svg:y="3.2cm">
          <text:p/>
        </draw:ellipse>
        <draw:ellipse draw:style-name="gr5" draw:text-style-name="P1" draw:layer="layout" svg:width="0.26cm" svg:height="0.25cm" svg:x="6.94cm" svg:y="4.9cm">
          <text:p/>
        </draw:ellipse>
        <draw:ellipse draw:style-name="gr5" draw:text-style-name="P1" draw:layer="layout" svg:width="0.26cm" svg:height="0.25cm" svg:x="4.14cm" svg:y="3.6cm">
          <text:p/>
        </draw:ellipse>
        <draw:ellipse draw:style-name="gr5" draw:text-style-name="P1" draw:layer="layout" svg:width="0.26cm" svg:height="0.25cm" svg:x="5.54cm" svg:y="7.1cm">
          <text:p/>
        </draw:ellipse>
        <draw:ellipse draw:style-name="gr5" draw:text-style-name="P1" draw:layer="layout" svg:width="0.26cm" svg:height="0.25cm" svg:x="2.64cm" svg:y="7.2cm">
          <text:p/>
        </draw:ellipse>
        <draw:ellipse draw:style-name="gr5" draw:text-style-name="P1" draw:layer="layout" svg:width="0.26cm" svg:height="0.25cm" svg:x="2.24cm" svg:y="2.4cm">
          <text:p/>
        </draw:ellipse>
        <draw:ellipse draw:style-name="gr4" draw:text-style-name="P1" draw:layer="layout" svg:width="0.26cm" svg:height="0.25cm" svg:x="7.34cm" svg:y="1.9cm">
          <text:p/>
        </draw:ellipse>
        <draw:ellipse draw:style-name="gr4" draw:text-style-name="P1" draw:layer="layout" svg:width="0.26cm" svg:height="0.25cm" svg:x="4.04cm" svg:y="1.7cm">
          <text:p/>
        </draw:ellipse>
        <draw:ellipse draw:style-name="gr4" draw:text-style-name="P1" draw:layer="layout" svg:width="0.26cm" svg:height="0.25cm" svg:x="1.74cm" svg:y="3.7cm">
          <text:p/>
        </draw:ellipse>
        <draw:ellipse draw:style-name="gr4" draw:text-style-name="P1" draw:layer="layout" svg:width="0.26cm" svg:height="0.25cm" svg:x="4.04cm" svg:y="6cm">
          <text:p/>
        </draw:ellipse>
        <draw:line draw:style-name="gr1" draw:text-style-name="P1" draw:layer="layout" svg:x1="5.43cm" svg:y1="7.08cm" svg:x2="4.32cm" svg:y2="6.27cm">
          <text:p/>
        </draw:line>
        <draw:line draw:style-name="gr1" draw:text-style-name="P1" draw:layer="layout" svg:x1="2.8cm" svg:y1="7.06cm" svg:x2="3.84cm" svg:y2="6.1cm">
          <text:p/>
        </draw:line>
        <draw:line draw:style-name="gr1" draw:text-style-name="P1" draw:layer="layout" svg:x1="4cm" svg:y1="6.32cm" svg:x2="3.06cm" svg:y2="7.3cm">
          <text:p/>
        </draw:line>
        <draw:line draw:style-name="gr1" draw:text-style-name="P1" draw:layer="layout" svg:x1="6.94cm" svg:y1="4.8cm" svg:x2="6.07cm" svg:y2="3.54cm">
          <text:p/>
        </draw:line>
        <draw:line draw:style-name="gr1" draw:text-style-name="P1" draw:layer="layout" svg:x1="7.31cm" svg:y1="2.19cm" svg:x2="6.2cm" svg:y2="3.2cm">
          <text:p/>
        </draw:line>
        <draw:line draw:style-name="gr1" draw:text-style-name="P1" draw:layer="layout" svg:x1="5.81cm" svg:y1="3.52cm" svg:x2="4.6cm" svg:y2="3.84cm">
          <text:p/>
        </draw:line>
        <draw:line draw:style-name="gr1" draw:text-style-name="P1" draw:layer="layout" svg:x1="4.18cm" svg:y1="2.1cm" svg:x2="4.25cm" svg:y2="3.47cm">
          <text:p/>
        </draw:line>
        <draw:line draw:style-name="gr1" draw:text-style-name="P1" draw:layer="layout" svg:x1="4.51cm" svg:y1="3.56cm" svg:x2="5.73cm" svg:y2="3.29cm">
          <text:p/>
        </draw:line>
        <draw:line draw:style-name="gr1" draw:text-style-name="P1" draw:layer="layout" svg:x1="2.48cm" svg:y1="2.82cm" svg:x2="2.07cm" svg:y2="3.65cm">
          <text:p/>
        </draw:line>
        <draw:line draw:style-name="gr1" draw:text-style-name="P1" draw:layer="layout" svg:x1="1.71cm" svg:y1="3.62cm" svg:x2="2.13cm" svg:y2="2.71cm">
          <text:p/>
        </draw:line>
        <draw:ellipse draw:style-name="gr5" draw:text-style-name="P2" draw:layer="layout" svg:width="0.26cm" svg:height="0.25cm" svg:x="1.14cm" svg:y="0.5cm">
          <text:p/>
        </draw:ellipse>
        <draw:frame draw:style-name="gr6" draw:text-style-name="P3" draw:layer="layout" svg:width="2.968cm" svg:height="0.872cm" svg:x="1.29cm" svg:y="0.21cm">
          <draw:text-box>
            <text:p><text:span text:style-name="T1">better points</text:span></text:p>
          </draw:text-box>
        </draw:frame>
        <draw:frame draw:style-name="gr6" draw:text-style-name="P3" draw:layer="layout" svg:width="3.015cm" svg:height="0.872cm" svg:x="5.49cm" svg:y="0.21cm">
          <draw:text-box>
            <text:p><text:span text:style-name="T1">worse points</text:span></text:p>
          </draw:text-box>
        </draw:frame>
        <draw:ellipse draw:style-name="gr4" draw:text-style-name="P1" draw:layer="layout" svg:width="0.26cm" svg:height="0.25cm" svg:x="5.34cm" svg:y="0.5cm">
          <text:p/>
        </draw:ellipse>
        <draw:line draw:style-name="gr7" draw:text-style-name="P1" draw:layer="layout" svg:x1="4.33cm" svg:y1="6.23cm" svg:x2="4.83cm" svg:y2="6.64cm">
          <text:p/>
        </draw:line>
        <draw:line draw:style-name="gr7" draw:text-style-name="P1" draw:layer="layout" svg:x1="3.79cm" svg:y1="6.087cm" svg:x2="3.29cm" svg:y2="6.63cm">
          <text:p/>
        </draw:line>
        <draw:line draw:style-name="gr7" draw:text-style-name="P1" draw:layer="layout" svg:x1="6.1cm" svg:y1="3.56cm" svg:x2="6.42cm" svg:y2="4.07cm">
          <text:p/>
        </draw:line>
        <draw:line draw:style-name="gr7" draw:text-style-name="P1" draw:layer="layout" svg:x1="1.71cm" svg:y1="3.6cm" svg:x2="1.94cm" svg:y2="3.06cm">
          <text:p/>
        </draw:line>
        <draw:line draw:style-name="gr7" draw:text-style-name="P1" draw:layer="layout" svg:x1="2.114cm" svg:y1="3.613cm" svg:x2="2.344cm" svg:y2="3.073cm">
          <text:p/>
        </draw:line>
        <draw:line draw:style-name="gr7" draw:text-style-name="P1" draw:layer="layout" svg:x1="4.19cm" svg:y1="2.074cm" svg:x2="4.22cm" svg:y2="2.71cm">
          <text:p/>
        </draw:line>
        <draw:line draw:style-name="gr7" draw:text-style-name="P1" draw:layer="layout" svg:x1="5.69cm" svg:y1="3.27cm" svg:x2="5.11cm" svg:y2="3.42cm">
          <text:p/>
        </draw:line>
        <draw:line draw:style-name="gr7" draw:text-style-name="P1" draw:layer="layout" svg:x1="5.804cm" svg:y1="3.49cm" svg:x2="5.224cm" svg:y2="3.64cm">
          <text:p/>
        </draw:line>
        <draw:line draw:style-name="gr7" draw:text-style-name="P1" draw:layer="layout" svg:x1="7.287cm" svg:y1="2.247cm" svg:x2="6.85cm" svg:y2="2.61cm">
          <text:p/>
        </draw:line>
        <draw:line draw:style-name="gr7" draw:text-style-name="P1" draw:layer="layout" svg:x1="4.004cm" svg:y1="6.275cm" svg:x2="3.504cm" svg:y2="6.818cm">
          <text:p/>
        </draw:line>
        <draw:line draw:style-name="gr7" draw:text-style-name="P1" draw:layer="layout" svg:x1="10.414cm" svg:y1="6.013cm" svg:x2="10.644cm" svg:y2="5.473cm">
          <text:p/>
        </draw:line>
        <draw:line draw:style-name="gr7" draw:text-style-name="P1" draw:layer="layout" svg:x1="10.618cm" svg:y1="5.526cm" svg:x2="10.848cm" svg:y2="4.986cm">
          <text:p/>
        </draw:line>
        <draw:line draw:style-name="gr7" draw:text-style-name="P1" draw:layer="layout" svg:x1="10.83cm" svg:y1="5.06cm" svg:x2="10.86cm" svg:y2="5.696cm">
          <text:p/>
        </draw:line>
        <draw:line draw:style-name="gr7" draw:text-style-name="P1" draw:layer="layout" svg:x1="10.804cm" svg:y1="5.69cm" svg:x2="10.224cm" svg:y2="5.84cm">
          <text:p/>
        </draw:line>
        <draw:line draw:style-name="gr7" draw:text-style-name="P1" draw:layer="layout" svg:x1="10.318cm" svg:y1="5.81cm" svg:x2="9.738cm" svg:y2="5.96cm">
          <text:p/>
        </draw:line>
        <draw:line draw:style-name="gr7" draw:text-style-name="P1" draw:layer="layout" svg:x1="9.787cm" svg:y1="5.947cm" svg:x2="10.107cm" svg:y2="6.457cm">
          <text:p/>
        </draw:line>
        <draw:line draw:style-name="gr7" draw:text-style-name="P1" draw:layer="layout" svg:x1="10.101cm" svg:y1="6.435cm" svg:x2="9.664cm" svg:y2="6.798cm">
          <text:p/>
        </draw:line>
        <draw:line draw:style-name="gr7" draw:text-style-name="P1" draw:layer="layout" svg:x1="9.804cm" svg:y1="6.675cm" svg:x2="9.304cm" svg:y2="7.218cm">
          <text:p/>
        </draw:line>
        <draw:line draw:style-name="gr7" draw:text-style-name="P1" draw:layer="layout" svg:x1="9.418cm" svg:y1="7.063cm" svg:x2="8.918cm" svg:y2="7.606cm">
          <text:p/>
        </draw:line>
        <draw:line draw:style-name="gr7" draw:text-style-name="P1" draw:layer="layout" svg:x1="9.017cm" svg:y1="7.517cm" svg:x2="9.517cm" svg:y2="7.927cm">
          <text:p/>
        </draw:line>
        <draw:ellipse draw:style-name="gr8" draw:text-style-name="P1" draw:layer="layout" svg:width="0.18cm" svg:height="0.19cm" svg:x="10.32cm" svg:y="5.9cm">
          <text:p/>
        </draw:ellipse>
        <draw:line draw:style-name="gr9" draw:text-style-name="P1" draw:layer="layout" svg:x1="10.42cm" svg:y1="5.99cm" svg:x2="9.52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8M23S</meta:editing-duration>
    <meta:editing-cycles>9</meta:editing-cycles>
    <meta:generator>OpenOffice/4.0.1$Win32 OpenOffice.org_project/401m5$Build-9714</meta:generator>
    <dc:date>2014-02-12T19:06:11.04</dc:date>
    <dc:creator>Mike Preuss</dc:creator>
    <meta:document-statistic meta:object-count="51"/>
  </office:meta>
</office:document-meta>
</file>